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5"/><text:span text:style-name="T1">Танцуют руки <text:line-break/>Танцуют руки по стеклу<text:line-break/>А глаза, страшась, глядят в ночную мглу</text:span></text:p>
      <text:p text:style-name="Standard"><text:span text:style-name="T1">Не веря, не зная, но может любя</text:span></text:p>
      <text:p text:style-name="Standard"><text:span text:style-name="T1">Зачем же скажи я так помню тебя?!<text:line-break/><text:line-break/>Зачем я мечтаю о нашем «вдвоем»<text:line-break/>Ведь завтра все смоет морозным дождем<text:line-break/>Ты кинешь как все и всегда....<text:line-break/>И снова сломается в небе звезда<text:line-break/><text:line-break/>Ты наверное лучше сразу уйди<text:line-break/>Не стоит этим чувствам ко мне приходить<text:line-break/>Я ведь их совсем недостойна...<text:line-break/>Ты знаешь, мне как всю жизнь, холодно и больно<text:line-break/><text:line-break/>И где же найти мне веру в слова....<text:line-break/>В искру живых чувств и истину?!...<text:line-break/>Ой Боже, как рвется моя голова<text:line-break/>Господь, я скоро для Тебя без вести сгину..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0-18T14:31:07.04</meta:creation-date>
    <meta:document-statistic meta:table-count="0" meta:image-count="0" meta:object-count="0" meta:page-count="1" meta:paragraph-count="3" meta:word-count="105" meta:character-count="636"/>
    <dc:date>2012-10-18T14:44:24.95</dc:date>
    <dc:creator>Лизавета Чижикова</dc:creator>
    <meta:editing-duration>PT13M18S</meta:editing-duration>
    <meta:editing-cycles>1</meta:editing-cycles>
    <meta:generator>OpenOffice.org/3.3$Win32 OpenOffice.org_project/330m20$Build-9567</meta:generator>
  </office:meta>
</office:document-meta>
</file>